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Palmer</text:p>
      <text:p text:style-name="P1">1415 55<text:span text:style-name="T1">th</text:span> Street</text:p>
      <text:p text:style-name="P1">Boulder, CO 80303, USA</text:p>
      <text:p text:style-name="P1">+1-720-837-6741</text:p>
      <text:p text:style-name="P1"/>
      <text:p text:style-name="P2">Invoice #002</text:p>
      <text:p text:style-name="P2">From 2008-07-17 to 2008-08-17</text:p>
      <text:p text:style-name="P2"/>
      <text:p text:style-name="P2">Bill to</text:p>
      <text:p text:style-name="P2">Anygma NV</text:p>
      <text:p text:style-name="P2">2000 Antwerpen, Baron D'hanislaan 11, Belgium</text:p>
      <text:p text:style-name="P2">BE893.838.766</text:p>
      <text:p text:style-name="P2"/>
      <text:p text:style-name="P2">Billing hourly at US$35</text:p>
      <text:p text:style-name="P2"/>
      <text:p text:style-name="P2"><draw:frame draw:style-name="fr1" draw:name="Object1" text:anchor-type="paragraph" svg:x="1.3134in" svg:y="0.0043in" svg:width="4.0811in" svg:height="0.8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Luke Palmer</meta:initial-creator>
    <meta:creation-date>2008-08-04T05:38:50</meta:creation-date>
    <dc:creator>Luke Palmer</dc:creator>
    <dc:date>2008-08-20T00:40:41</dc:date>
    <dc:language>en-US</dc:language>
    <meta:editing-cycles>4</meta:editing-cycles>
    <meta:editing-duration>PT25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2" meta:word-count="41" meta:character-count="2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2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709in"/>
    </style:style>
    <style:style style:name="co2" style:family="table-column">
      <style:table-column-properties fo:break-before="auto" style:column-width="1.2484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Description</text:p>
          </table:table-cell>
          <table:table-cell office:value-type="string">
            <text:p>Bill (US$)</text:p>
          </table:table-cell>
        </table:table-row>
        <table:table-row table:style-name="ro1">
          <table:table-cell office:value-type="string">
            <text:p>2008-07-28 – 2008-08-01</text:p>
          </table:table-cell>
          <table:table-cell office:value-type="string">
            <text:p>12 hrs</text:p>
          </table:table-cell>
          <table:table-cell table:style-name="Default" table:formula="oooc:=12*35" office:value-type="float" office:value="420">
            <text:p>420</text:p>
          </table:table-cell>
        </table:table-row>
        <table:table-row table:style-name="ro1">
          <table:table-cell office:value-type="string">
            <text:p>2008-08-04 – 2008-08-08</text:p>
          </table:table-cell>
          <table:table-cell office:value-type="string">
            <text:p>21 hrs</text:p>
          </table:table-cell>
          <table:table-cell table:style-name="ce3" table:formula="oooc:=21*35" office:value-type="float" office:value="735">
            <text:p>735</text:p>
          </table:table-cell>
        </table:table-row>
        <table:table-row table:style-name="ro1">
          <table:table-cell office:value-type="string">
            <text:p>2008-08-18 – 2008-08-15</text:p>
          </table:table-cell>
          <table:table-cell office:value-type="string">
            <text:p>35 hrs</text:p>
          </table:table-cell>
          <table:table-cell table:style-name="Default" table:formula="oooc:=35*35" office:value-type="float" office:value="1225">
            <text:p>1225</text:p>
          </table:table-cell>
        </table:table-row>
        <table:table-row table:style-name="ro1">
          <table:table-cell table:style-name="Default"/>
          <table:table-cell table:style-name="ce1" office:value-type="string">
            <text:p>Total (US$)</text:p>
          </table:table-cell>
          <table:table-cell table:formula="oooc:=SUM([.C2:.C4])" office:value-type="float" office:value="2380">
            <text:p>238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2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0">08/20/2008</text:date>, <text:time>00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